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JBC Mutasi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<text:a xlink:href="py3o://for=&quot;o in objects&quot;" xlink:type="simple">for="o in objects"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6:02:47.272483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8:46:08.843773439</meta:creation-date>
    <dc:date>2020-08-20T16:18:43.699068019</dc:date>
    <meta:editing-duration>PT59M24S</meta:editing-duration>
    <meta:editing-cycles>13</meta:editing-cycles>
    <meta:generator>LibreOffice/6.0.7.3$Linux_X86_64 LibreOffice_project/00m0$Build-3</meta:generator>
    <meta:document-statistic meta:table-count="1" meta:cell-count="3" meta:object-count="0"/>
  </office:meta>
</office:document-meta>
</file>